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eX Gyre Heros"/>
    </style:style>
    <style:style style:name="P4" style:family="paragraph" style:parent-style-name="Standard">
      <style:text-properties style:font-name="TeX Gyre Heros" officeooo:paragraph-rsid="001aeb79"/>
    </style:style>
    <style:style style:name="P5" style:family="paragraph" style:parent-style-name="Standard">
      <style:text-properties fo:color="#000000" loext:opacity="100%" style:font-name="TeX Gyre Hero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34db" style:font-weight-asian="bold" style:font-weight-complex="bold"/>
    </style:style>
    <style:style style:name="T3" style:family="text">
      <style:text-properties fo:font-weight="bold" officeooo:rsid="001aeb79" style:font-weight-asian="bold" style:font-weight-complex="bold"/>
    </style:style>
    <style:style style:name="T4" style:family="text">
      <style:text-properties officeooo:rsid="001c6f71"/>
    </style:style>
    <style:style style:name="T5" style:family="text">
      <style:text-properties fo:font-variant="normal" fo:text-transform="none" fo:color="#001d35" loext:opacity="100%" fo:font-size="12pt" fo:letter-spacing="normal" fo:font-style="normal" fo:font-weight="normal" style:font-weight-asian="normal" style:font-weight-complex="normal"/>
    </style:style>
    <style:style style:name="T6" style:family="text">
      <style:text-properties fo:font-variant="normal" fo:text-transform="none" fo:color="#001d35" loext:opacity="100%" fo:font-size="12pt" fo:letter-spacing="normal" fo:font-style="normal" fo:font-weight="normal" officeooo:rsid="001c6f71" style:font-weight-asian="normal" style:font-weight-complex="normal"/>
    </style:style>
    <style:style style:name="T7" style:family="text">
      <style:text-properties style:font-name="TeX Gyre Heros" fo:font-weight="bold" style:font-weight-asian="bold" style:font-weight-complex="bold"/>
    </style:style>
    <style:style style:name="T8" style:family="text">
      <style:text-properties officeooo:rsid="001aeb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9C, Quiz </text:span></text:span><text:span text:style-name="Default_20_Paragraph_20_Font"><text:span text:style-name="T2">1</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P3"><text:span text:style-name="T1">Problem 1 </text:span><text:span text:style-name="T3">(Physics A)</text:span></text:p>
      <text:p text:style-name="P4"/>
      <text:p text:style-name="P4">The world’s highest waterfall, the Cherun-Meru<text:span text:style-name="T4"> </text:span>in Venezuela, has a total drop of 980 m. <text:span text:style-name="T4">(a) </text:span>How much work does gravity do on a cubic meter of water dropping down the Cherun-Meru? <text:span text:style-name="T4">(b) The rate of flow is </text:span><text:span text:style-name="T5">14,200 liters per second, </text:span><text:span text:style-name="T6">what’s the power done by gravity?</text:span></text:p>
      <text:p text:style-name="P4"/>
      <text:p text:style-name="Standard"><text:span text:style-name="Default_20_Paragraph_20_Font"><text:span text:style-name="T7">Problem 2</text:span></text:span></text:p>
      <text:p text:style-name="P3"/>
      <text:p text:style-name="P3">Suppose <text:span text:style-name="T8">that two</text:span> parallel plates are 1m long and 1mm apart, and an electron enters at the left, just below the upper plate. If the field strength between the plates is pointing up, what is the minimum electron velocity in order for it to emerge without touching the lower plate?</text:p>
      <text:p text:style-name="P3"><text:tab/><text:tab/><text:tab/><text:tab/><text:tab/><text:tab/></text:p>
      <text:p text:style-name="P5">Problem 3</text:p>
      <text:p text:style-name="P5"/>
      <text:p text:style-name="P3">A ring of radius R centered at the origin has a linear charge density <text:span text:style-name="T8">ƛ</text:span>= <text:span text:style-name="T8">A</text:span>sin<text:span text:style-name="T8">θ</text:span>. What is the field at the cen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5-27T17:34:00Z</meta:creation-date>
    <dc:date>2026-01-05T18:10:56.562489668</dc:date>
    <meta:print-date>2025-05-26T20:21:00Z</meta:print-date>
    <meta:editing-cycles>6</meta:editing-cycles>
    <meta:editing-duration>PT26M5S</meta:editing-duration>
    <meta:document-statistic meta:table-count="0" meta:image-count="0" meta:object-count="0" meta:page-count="1" meta:paragraph-count="13" meta:word-count="195" meta:character-count="1198" meta:non-whitespace-character-count="997"/>
    <meta:template xlink:type="simple" xlink:actuate="onRequest" xlink:title="" xlink:href="../quiz2bv1.odt/Normal"/>
  </office:meta>
</office:document-meta>
</file>